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F0" style:family="paragraph">
      <style:paragraph-properties fo:break-before="page"/>
    </style:style>
    <style:style style:name="T2" style:parent-style-name="DefaultParagraphFont" style:family="text">
      <style:text-properties style:font-name="Times New Roman" fo:language="fr" fo:country="FR" style:language-asian="fr" style:country-asian="FR"/>
    </style:style>
    <style:style style:name="P3" style:parent-style-name="NoSpacing" style:family="paragraph">
      <style:paragraph-properties fo:text-align="end"/>
    </style:style>
    <style:style style:name="T4" style:parent-style-name="DefaultParagraphFont" style:family="text">
      <style:text-properties fo:color="#FFFFFF" fo:font-size="14pt" style:font-size-asian="14pt" style:font-size-complex="14pt"/>
    </style:style>
    <style:style style:name="T5" style:parent-style-name="DefaultParagraphFont" style:family="text">
      <style:text-properties style:font-name="Times New Roman" fo:language="fr" fo:country="FR" style:language-asian="fr" style:country-asian="FR"/>
    </style:style>
    <style:style style:name="T6" style:parent-style-name="DefaultParagraphFont" style:family="text">
      <style:text-properties style:font-name="Calibri Light" fo:color="#262626" fo:font-size="36pt" style:font-size-asian="36pt" style:font-size-complex="36pt" fo:language="fr" fo:country="FR"/>
    </style:style>
    <style:style style:name="P7" style:parent-style-name="Normal" style:family="paragraph">
      <style:paragraph-properties fo:margin-top="0.0833in"/>
    </style:style>
    <style:style style:name="T8" style:parent-style-name="DefaultParagraphFont" style:family="text">
      <style:text-properties fo:color="#404040" fo:font-size="18pt" style:font-size-asian="18pt" style:font-size-complex="18pt"/>
    </style:style>
    <style:style style:name="P9" style:parent-style-name="Normal" style:family="paragraph">
      <style:paragraph-properties fo:break-before="page"/>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ListParagraph" style:family="paragraph">
      <style:paragraph-properties fo:text-align="justify"/>
    </style:style>
    <style:style style:name="P15" style:parent-style-name="ListParagraph" style:family="paragraph">
      <style:paragraph-properties fo:text-align="justify"/>
    </style:style>
    <style:style style:name="P16" style:parent-style-name="ListParagraph" style:family="paragraph">
      <style:paragraph-properties fo:text-align="justify"/>
    </style:style>
    <style:style style:name="P17" style:parent-style-name="Normal" style:family="paragraph">
      <style:paragraph-properties fo:text-align="justify"/>
    </style:style>
    <style:style style:name="P18" style:parent-style-name="ListParagraph" style:family="paragraph"/>
    <style:style style:name="P19" style:parent-style-name="ListParagraph" style:family="paragraph"/>
    <style:style style:name="P20" style:parent-style-name="ListParagraph" style:family="paragraph"/>
    <style:style style:name="T21" style:parent-style-name="DefaultParagraphFont" style:family="text">
      <style:text-properties style:font-name="Wingdings" style:font-name-asian="Wingdings" style:font-name-complex="Wingdings"/>
    </style:style>
    <style:style style:name="T22" style:parent-style-name="DefaultParagraphFont" style:family="text">
      <style:text-properties style:font-name="Wingdings" style:font-name-asian="Wingdings" style:font-name-complex="Wingdings"/>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20%" draw:stroke="solid" svg:stroke-width="0in" svg:stroke-color="#44546a" svg:stroke-opacity="2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5b9bd5"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vg:stroke-linecap="butt"/>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office:automatic-styles>
  <office:body>
    <office:text text:use-soft-page-breaks="true">
      <text:p text:style-name="P1"><text:span text:style-name="T2"><draw:g draw:z-index="251659264" draw:name="Group 2" draw:id="id28" draw:style-name="a25" text:anchor-type="paragraph"><svg:title/><svg:desc/><draw:custom-shape svg:x="0.34028in" svg:y="0.275in" svg:width="0.24796in" svg:height="10.44167in" draw:id="id0" draw:style-name="a0" draw:name="Rectangle 3"><svg:title/><svg:desc/><draw:enhanced-geometry draw:type="non-primitive" svg:viewBox="0 0 21600 21600" draw:enhanced-path="M 0 0 L 21600 0 21600 21600 0 21600 Z N"/></draw:custom-shape><draw:custom-shape svg:x="0.34028in" svg:y="1.95337in" svg:width="2.79722in" svg:height="0.63166in" draw:id="id1" draw:style-name="a1" draw:name="Pentagon 4"><svg:title/><svg:desc/><text:p text:style-name="P3"><text:span text:style-name="T4">6/17/2016</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 5" draw:id="id27"><svg:title/><svg:desc/><draw:g draw:name="Group 6" draw:id="id14"><svg:title/><svg:desc/><draw:custom-shape svg:x="1.01762in" svg:y="8.70154in" svg:width="0.38881in" svg:height="1.25743in" draw:id="id2" draw:style-name="a2" draw:name="Freeform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42555in" svg:y="9.94182in" svg:width="0.36969in" svg:height="0.76875in" draw:id="id3" draw:style-name="a3" draw:name="Freeform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5869in" svg:y="5.09215in" svg:width="0.44618in" svg:height="3.63511in" draw:id="id4" draw:style-name="a4" draw:name="Freeform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6025in" svg:y="6.26099in" svg:width="0.14341in" svg:height="2.44055in" draw:id="id5" draw:style-name="a5" draw:name="Freeform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1.00487in" svg:y="8.72726in" svg:width="0.49079in" svg:height="1.79755in" draw:id="id6" draw:style-name="a6" draw:name="Freeform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52116in" svg:y="10.51337in" svg:width="0.10517in" svg:height="0.19719in" draw:id="id7" draw:style-name="a7" draw:name="Freeform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8893in" svg:y="8.58723in" svg:width="0.04781in" svg:height="0.26578in" draw:id="id8" draw:style-name="a8" draw:name="Freeform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40643in" svg:y="7.75275in" svg:width="1.25567in" svg:height="2.18906in" draw:id="id9" draw:style-name="a9" draw:name="Freeform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40643in" svg:y="9.95896in" svg:width="0.11473in" svg:height="0.55441in" draw:id="id10" draw:style-name="a10" draw:name="Freeform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9566in" svg:y="10.52481in" svg:width="0.0988in" svg:height="0.18576in" draw:id="id11" draw:style-name="a11" draw:name="Freeform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40643in" svg:y="9.89323in" svg:width="0.02231in" svg:height="0.12003in" draw:id="id12" draw:style-name="a12" draw:name="Freeform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5423in" svg:y="10.37334in" svg:width="0.14341in" svg:height="0.33722in" draw:id="id13" draw:style-name="a13" draw:name="Freeform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7" draw:id="id26"><svg:title/><svg:desc/><draw:custom-shape svg:x="0.55163in" svg:y="7.65058in" svg:width="0.59492in" svg:height="1.92048in" draw:id="id15" draw:style-name="a14" draw:name="Freeform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7986in" svg:y="9.53693in" svg:width="0.5616in" svg:height="1.17363in" draw:id="id16" draw:style-name="a15" draw:name="Freeform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374in" svg:y="7.16833in" svg:width="0.09519in" svg:height="0.5164in" draw:id="id17" draw:style-name="a16" draw:name="Freeform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3259in" svg:y="7.68473in" svg:width="0.75198in" svg:height="2.74416in" draw:id="id18" draw:style-name="a17" draw:name="Freeform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32264in" svg:y="10.40755in" svg:width="0.15706in" svg:height="0.30301in" draw:id="id19" draw:style-name="a18" draw:name="Freeform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51355in" svg:y="7.47561in" svg:width="0.07139in" svg:height="0.40544in" draw:id="id20" draw:style-name="a19" draw:name="Freeform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4654in" svg:y="6.19955in" svg:width="1.91326in" svg:height="3.33738in" draw:id="id21" draw:style-name="a20" draw:name="Freeform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4654in" svg:y="9.57107in" svg:width="0.1761in" svg:height="0.83648in" draw:id="id22" draw:style-name="a21" draw:name="Freeform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8457in" svg:y="10.42889in" svg:width="0.14754in" svg:height="0.28167in" draw:id="id23" draw:style-name="a22" draw:name="Freeform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4654in" svg:y="9.46438in" svg:width="0.03332in" svg:height="0.18351in" draw:id="id24" draw:style-name="a23" draw:name="Freeform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21794in" svg:y="10.19416in" svg:width="0.21893in" svg:height="0.5164in" draw:id="id25" draw:style-name="a24" draw:name="Freeform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span><text:span text:style-name="T5"><draw:frame draw:z-index="251660288" draw:id="id29" draw:style-name="a26" draw:name="Text Box 1" text:anchor-type="paragraph" svg:x="3.57014in" svg:y="1.925in" svg:width="3.81667in" svg:height="2.12917in" style:rel-width="scale" style:rel-height="scale"><draw:text-box><text:p text:style-name="NoSpacing"><text:span text:style-name="T6">Projet NAO</text:span></text:p><text:p text:style-name="P7"><text:span text:style-name="T8">Béatrice Djearamane, <text:s text:c="16"/>Nicolas Janssoone, <text:s text:c="23"/>Adrien Mondiere, <text:s text:c="31"/>Eloi Pagniez</text:span></text:p></draw:text-box><svg:title/><svg:desc/></draw:frame></text:span></text:p>
      <text:p text:style-name="P9"/>
      <text:h text:style-name="Heading2" text:outline-level="2">Présentation<text:s/>du projet</text:h>
      <text:p text:style-name="P10">Le projet consistait en la récupération d’une balle rouge par un robot NAO.</text:p>
      <text:p text:style-name="P11">Le robot doit reconnaître une balle rouge, se déplacer jusqu’à sa position, et faire le nécessaire pour ramasser la balle.</text:p>
      <text:p text:style-name="P12"/>
      <text:h text:style-name="Heading2" text:outline-level="2">Analyse du projet</text:h>
      <text:p text:style-name="P13">Afin de mener ce projet à bien, nous avons premièrement décidé de diviser sa réalisation en divers modules :</text:p>
      <text:list text:style-name="LFO1" text:continue-numbering="true">
        <text:list-item>
          <text:p text:style-name="P14">Module de détection d’une balle rouge</text:p>
        </text:list-item>
        <text:list-item>
          <text:p text:style-name="P15">Module de déplacement en direction de la balle rouge</text:p>
        </text:list-item>
        <text:list-item>
          <text:p text:style-name="P16">Module de récupération de la balle</text:p>
        </text:list-item>
      </text:list>
      <text:p text:style-name="P17"/>
      <text:h text:style-name="Heading2" text:outline-level="2">Problèmes rencontrés</text:h>
      <text:p text:style-name="Normal">La réalisation de ce projet<text:s/>a rencontré différents problèmes, dont une grande majorité liée au robot :<text:s/></text:p>
      <text:list text:style-name="LFO2" text:continue-numbering="true">
        <text:list-item>
          <text:p text:style-name="P18">Robot victime de perte d’équilibre</text:p>
        </text:list-item>
        <text:list-item>
          <text:p text:style-name="P19">Un pouce cassé</text:p>
        </text:list-item>
        <text:list-item>
          <text:p text:style-name="P20">Moteurs surchauffant</text:p>
        </text:list-item>
      </text:list>
      <text:p text:style-name="Normal">La mise en place de scripts en python, ainsi que leurs corrections après lancement nous ont pris pas mal de<text:s/>temps.</text:p>
      <text:p text:style-name="Normal">Mais l’élément nous ayant fait perdre le plus de temps sur la réalisation de ce projet fut le stage réalisé de janvier à mars 2016.</text:p>
      <text:p text:style-name="Normal"/>
      <text:h text:style-name="Heading2" text:outline-level="2">Réalisation</text:h>
      <text:p text:style-name="Normal">Nous avons premièrement développé le code nécessaire à la détection de la balle rouge.<text:s/>Nous avons codé à la suite des lignes de code permettant à NAO de se déplacer en direction de la balle rouge.</text:p>
      <text:p text:style-name="Normal"/>
      <text:p text:style-name="Normal">Création de blocs sous choregraphe pour les mouvements des bras (récupération de la balle)<text:s/><text:span text:style-name="T21"></text:span><text:s/>copie du code</text:p>
      <text:p text:style-name="Normal">Tests de chaque module après son développement</text:p>
      <text:p text:style-name="Normal">Création d’une classe NAO contenant les éléments mis ensemble (fonctions) pour contrôler actions du robot<text:s/><text:span text:style-name="T22"></text:span><text:s/>gestion du robot par lignes de command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language="fr" fo:country="FR"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hyphenate="false"/>
    </style:style>
    <style:style style:name="NoSpacingChar" style:display-name="No Spacing Char" style:family="text" style:parent-style-name="DefaultParagraphFont">
      <style:text-properties style:font-name-asian="Times New Roman"/>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fo:language="fr" fo:country="FR"/>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t NAO</dc:title>
    <dc:description/>
    <dc:subject>Béatrice Djearamane,                 Nicolas Janssoone,                        Adrien Mondiere,                                Eloi Pagniez</dc:subject>
    <meta:initial-creator>adrien mondiere</meta:initial-creator>
    <dc:creator>adrien mondiere</dc:creator>
    <meta:creation-date>2016-06-16T12:17:00Z</meta:creation-date>
    <dc:date>2016-06-16T21:20:00Z</dc:date>
    <meta:template xlink:href="Normal.dotm" xlink:type="simple"/>
    <meta:editing-cycles>3</meta:editing-cycles>
    <meta:editing-duration>PT30660S</meta:editing-duration>
    <meta:document-statistic meta:page-count="2" meta:paragraph-count="2" meta:word-count="221" meta:character-count="1435" meta:row-count="10" meta:non-whitespace-character-count="1216"/>
  </office:meta>
</office:document-meta>
</file>